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2cm" svg:height="1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5cm" svg:height="4.3cm" svg:x="3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cm" svg:x="5.5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5cm" svg:height="1cm" svg:x="3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0.5cm" svg:height="1cm" svg:x="3cm" svg:y="7.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cm" svg:height="1cm" svg:x="8cm" svg:y="11.3cm">
          <text:p text:style-name="P1">pfn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0.5cm" svg:height="1cm" svg:x="5.5cm" svg:y="4.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cm" svg:x="11cm" svg:y="11.3cm">
          <text:p text:style-name="P1">смещение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cm" svg:height="1cm" svg:x="3.5cm" svg:y="7.5cm">
          <text:p text:style-name="P1">vpn/2, 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6.5cm" svg:y="7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2.5cm" svg:height="1cm" svg:x="8.5cm" svg:y="4.5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cm" svg:x="11cm" svg:y="4.5cm">
          <text:p text:style-name="P1">смещение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cm" svg:height="1cm" svg:x="13.5cm" svg:y="7.5cm">
          <text:p text:style-name="P1">pfn1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cm" svg:height="1cm" svg:x="9.5cm" svg:y="7.5cm">
          <text:p text:style-name="P1">pfn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.5cm" svg:y="7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.5cm" svg:y="7.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-0.5cm" svg:x1="5.75cm" svg:y1="5.5cm" svg:x2="3.25cm" svg:y2="7.5cm" draw:start-shape="id1" draw:start-glue-point="2" draw:end-shape="id2" draw:end-glue-point="0" svg:d="m5750 5500c0 750-2500-250-2500 2000">
          <text:p/>
        </draw:connector>
        <draw:connector draw:style-name="gr3" draw:text-style-name="P1" draw:layer="layout" draw:type="curve" svg:x1="9.75cm" svg:y1="5.5cm" svg:x2="5cm" svg:y2="7.5cm" draw:start-shape="id3" draw:start-glue-point="2" draw:end-shape="id4" draw:end-glue-point="0" svg:d="m9750 5500c0 1500-4750 500-4750 2000">
          <text:p/>
        </draw:connector>
        <draw:connector draw:style-name="gr3" draw:text-style-name="P1" draw:layer="layout" draw:type="curve" draw:line-skew="-0.237cm" svg:x1="11cm" svg:y1="8.5cm" svg:x2="9.5cm" svg:y2="11.3cm" draw:start-shape="id5" draw:start-glue-point="2" draw:end-shape="id6" draw:end-glue-point="0" svg:d="m11000 8500c0 1744-1500 345-1500 2800">
          <text:p/>
        </draw:connector>
        <draw:connector draw:style-name="gr3" draw:text-style-name="P1" draw:layer="layout" draw:type="curve" draw:line-skew="-0.95cm" svg:x1="15cm" svg:y1="8.5cm" svg:x2="9.5cm" svg:y2="11.3cm" draw:start-shape="id7" draw:start-glue-point="2" draw:end-shape="id6" draw:end-glue-point="0" svg:d="m15000 8500c0 675-5500-725-5500 2800">
          <text:p/>
        </draw:connector>
        <draw:path draw:style-name="gr4" draw:text-style-name="P1" draw:layer="layout" svg:width="2.499cm" svg:height="6.459cm" svg:x="15.5cm" svg:y="5.04cm" svg:viewBox="0 0 2500 6460" svg:d="m730 0c4377 2153-730 6460-730 6460">
          <text:p/>
        </draw:path>
        <draw:frame draw:style-name="gr5" draw:layer="layout" svg:width="1.67cm" svg:height="0.963cm" svg:x="3cm" svg:y="9.5cm">
          <draw:text-box>
            <text:p>TLB</text:p>
          </draw:text-box>
        </draw:frame>
        <draw:line draw:style-name="gr3" draw:text-style-name="P1" draw:layer="layout" svg:x1="6.5cm" svg:y1="8cm" svg:x2="9.5cm" svg:y2="8cm">
          <text:p/>
        </draw:line>
        <draw:frame draw:style-name="gr5" draw:layer="layout" svg:width="6.276cm" svg:height="0.963cm" svg:x="9.724cm" svg:y="3.5cm">
          <draw:text-box>
            <text:p>виртуальный адрес</text:p>
          </draw:text-box>
        </draw:frame>
        <draw:frame draw:style-name="gr5" draw:layer="layout" svg:width="5.938cm" svg:height="0.963cm" svg:x="9.824cm" svg:y="12.337cm">
          <draw:text-box>
            <text:p>физический адрес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5T19:07:32.35</meta:creation-date>
    <dc:date>2009-04-25T19:21:52.28</dc:date>
    <meta:editing-duration>PT00H14M21S</meta:editing-duration>
    <meta:editing-cycles>2</meta:editing-cycles>
    <meta:generator>OpenOffice.org/3.0$Win32 OpenOffice.org_project/300m15$Build-9379</meta:generator>
    <meta:document-statistic meta:object-count="25"/>
  </office:meta>
</office:document-meta>
</file>